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7E7B022BA43FE54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 Bayan" svg:font-family="'Al Bayan'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2" svg:font-family="Thorndale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marker-end="Arrowheads_20_1" draw:fill-color="#ff8080" draw:textarea-horizontal-align="center" draw:textarea-vertical-align="middle" draw:shadow="visible"/>
    </style:style>
    <style:style style:name="gr3" style:family="graphic" style:parent-style-name="standard">
      <style:graphic-properties draw:fill-color="#ff8080" draw:textarea-horizontal-align="center" draw:textarea-vertical-align="middle" draw:shadow="visible"/>
    </style:style>
    <style:style style:name="gr4" style:family="graphic" style:parent-style-name="text">
      <style:graphic-properties draw:textarea-horizontal-align="left" draw:auto-grow-height="true" draw:auto-grow-width="false" fo:min-height="3.866cm" fo:min-width="0cm"/>
    </style:style>
    <style:style style:name="gr5" style:family="graphic" style:parent-style-name="standard">
      <style:graphic-properties draw:stroke="none" svg:stroke-width="0.203cm" svg:stroke-color="#000000" draw:marker-end="Arrowheads_20_1" draw:fill="none" draw:fill-color="#ffffff" draw:textarea-horizontal-align="left" draw:auto-grow-height="true" draw:auto-grow-width="true" fo:min-height="0.937cm" fo:min-width="0.002cm" fo:padding-top="0.226cm" fo:padding-bottom="0.226cm" fo:padding-left="0.351cm" fo:padding-right="0.351cm" draw:shadow="visible"/>
    </style:style>
    <style:style style:name="gr6" style:family="graphic" style:parent-style-name="text">
      <style:graphic-properties draw:textarea-horizontal-align="left" draw:auto-grow-height="true" draw:auto-grow-width="true" fo:min-height="0.869cm" fo:min-width="4.358cm"/>
    </style:style>
    <style:style style:name="gr7" style:family="graphic" style:parent-style-name="objectwitharrow">
      <style:graphic-properties draw:marker-start="" draw:textarea-horizontal-align="center" draw:textarea-vertical-align="middle"/>
    </style:style>
    <style:style style:name="gr8" style:family="graphic" style:parent-style-name="text">
      <style:graphic-properties draw:textarea-horizontal-align="left" draw:auto-grow-height="true" draw:auto-grow-width="false" fo:min-height="7.759cm" fo:min-width="0cm"/>
    </style:style>
    <style:style style:name="gr9" style:family="graphic" style:parent-style-name="text">
      <style:graphic-properties draw:textarea-horizontal-align="left" draw:auto-grow-height="true" draw:auto-grow-width="false" fo:min-height="4.922cm" fo:min-width="0cm"/>
    </style:style>
    <style:style style:name="gr10" style:family="graphic" style:parent-style-name="standard">
      <style:graphic-properties draw:fill-color="#5f9f7e" draw:textarea-horizontal-align="center" draw:textarea-vertical-align="middle" draw:shadow="visible"/>
    </style:style>
    <style:style style:name="pr1" style:family="presentation" style:parent-style-name="lyt-paper-title">
      <style:graphic-properties draw:fill-color="#ffffff" draw:auto-grow-height="true" fo:min-height="3.507cm"/>
    </style:style>
    <style:style style:name="pr2" style:family="presentation" style:parent-style-name="lyt-paper-outline1">
      <style:graphic-properties draw:fill-color="#ffffff" draw:auto-grow-height="true" fo:min-height="17.303cm"/>
    </style:style>
    <style:style style:name="pr3" style:family="presentation" style:parent-style-name="lyt-paper-notes">
      <style:graphic-properties draw:fill-color="#ffffff" draw:auto-grow-height="true" fo:min-height="13.364cm"/>
    </style:style>
    <style:style style:name="pr4" style:family="presentation" style:parent-style-name="lyt-paper-title">
      <style:graphic-properties fo:min-height="3.506cm"/>
    </style:style>
    <style:style style:name="pr5" style:family="presentation" style:parent-style-name="lyt-paper-notes">
      <style:graphic-properties draw:fill-color="#ffffff" fo:min-height="13.364cm"/>
    </style:style>
    <style:style style:name="P1" style:family="paragraph">
      <loext:graphic-properties draw:fill-color="#ffffff"/>
      <style:paragraph-properties fo:margin-left="0cm" fo:margin-right="0cm" fo:text-indent="0cm"/>
      <style:text-properties style:font-name="Al Bayan" fo:font-style="normal" style:font-style-asian="normal" style:font-style-complex="normal"/>
    </style:style>
    <style:style style:name="P2" style:family="paragraph">
      <loext:graphic-properties draw:fill-color="#ffffff"/>
      <style:paragraph-properties fo:margin-left="1.2cm" fo:margin-right="0cm" fo:text-indent="-0.9cm"/>
      <style:text-properties fo:font-size="28pt" style:font-size-asian="28pt" style:font-size-complex="28pt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style:text-properties style:font-name="Al Bayan" fo:font-size="40pt" fo:font-style="normal" style:font-size-asian="40pt" style:font-style-asian="normal" style:font-size-complex="40pt" style:font-style-complex="normal"/>
    </style:style>
    <style:style style:name="P5" style:family="paragraph">
      <style:paragraph-properties fo:text-align="center"/>
    </style:style>
    <style:style style:name="P6" style:family="paragraph">
      <loext:graphic-properties draw:fill-color="#ff8080"/>
      <style:paragraph-properties fo:text-align="center"/>
      <style:text-properties fo:color="#000000"/>
    </style:style>
    <style:style style:name="P7" style:family="paragraph">
      <loext:graphic-properties draw:fill="none" draw:fill-color="#ffffff"/>
    </style:style>
    <style:style style:name="P8" style:family="paragraph">
      <style:text-properties fo:color="#808080"/>
    </style:style>
    <style:style style:name="P9" style:family="paragraph">
      <loext:graphic-properties draw:fill-color="#ffffff"/>
    </style:style>
    <style:style style:name="P10" style:family="paragraph">
      <loext:graphic-properties draw:fill-color="#5f9f7e"/>
      <style:paragraph-properties fo:text-align="center"/>
      <style:text-properties fo:color="#000000"/>
    </style:style>
    <style:style style:name="T1" style:family="text">
      <style:text-properties style:font-name="Al Bayan" fo:font-style="normal" style:font-style-asian="normal" style:font-style-complex="norm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Al Bayan" fo:font-size="40pt" fo:font-style="normal" style:font-size-asian="40pt" style:font-style-asian="normal" style:font-size-complex="40pt" style:font-style-complex="normal"/>
    </style:style>
    <style:style style:name="T5" style:family="text">
      <style:text-properties fo:color="#000000"/>
    </style:style>
    <style:style style:name="T6" style:family="text">
      <style:text-properties fo:text-shadow="none" fo:font-weight="normal" style:font-weight-asian="normal" style:font-weight-complex="normal"/>
    </style:style>
    <style:style style:name="T7" style:family="text">
      <style:text-properties fo:font-style="italic" fo:text-shadow="none" fo:font-weight="normal" style:font-style-asian="italic" style:font-weight-asian="normal" style:font-style-complex="italic" style:font-weight-complex="normal"/>
    </style:style>
    <style:style style:name="T8" style:family="text">
      <style:text-properties fo:color="#808080" fo:font-size="22pt" style:font-size-asian="22pt" style:font-size-complex="22pt"/>
    </style:style>
    <style:style style:name="T9" style:family="text">
      <style:text-properties fo:font-style="normal" fo:text-shadow="none" fo:font-weight="normal" style:font-style-asian="normal" style:font-weight-asian="normal" style:font-style-complex="normal" style:font-weight-complex="normal"/>
    </style:style>
    <style:style style:name="T10" style:family="text">
      <style:text-properties style:text-position="super 58%" fo:font-style="normal" fo:text-shadow="none" fo:font-weight="normal" style:font-style-asian="normal" style:font-weight-asian="normal" style:font-style-complex="normal" style:font-weight-complex="normal"/>
    </style:style>
    <style:style style:name="T11" style:family="text">
      <style:text-properties fo:color="#808080"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1">
        <office:forms form:automatic-focus="false" form:apply-design-mode="false"/>
        <draw:frame presentation:style-name="pr1" draw:text-style-name="P1" draw:layer="layout" svg:width="24cm" svg:height="3.507cm" svg:x="2cm" svg:y="1.637cm" presentation:class="title" presentation:user-transformed="true">
          <draw:text-box>
            <text:p><text:span text:style-name="T1">Headers &amp; Footers</text:span></text:p>
          </draw:text-box>
        </draw:frame>
        <draw:frame presentation:style-name="pr2" draw:text-style-name="P2" draw:layer="layout" svg:width="23cm" svg:height="17.333cm" svg:x="2.5cm" svg:y="4.664cm" presentation:class="outline" presentation:user-transformed="true">
          <draw:text-box>
            <text:list text:style-name="L2">
              <text:list-item>
                <text:p><text:span text:style-name="T2">OpenTransitTools has a Headers &amp; Footers module. <text:s/>The idea being that the Header &amp; Footer (html) should reside separately from underlying application. <text:s/>The goal being that the header &amp; footer is written one-time, rather than copied and pasted into each web app.</text:span></text:p>
              </text:list-item>
              <text:list-item>
                <text:p><text:span text:style-name="T2">The need grew out of having multiple web apps—sometimes written in a different language and/or using a different template engine—requiring a uniform page header &amp; footer.</text:span></text:p>
              </text:list-item>
              <text:list-item>
                <text:p><text:span text:style-name="T2">Rather than re-implement the header &amp; footer across multiple apps, the header &amp; footer is packaged separately and reused. <text:s/>Write once, single version of the truth...</text:span></text:p>
                <text:p><text:span text:style-name="T3"><text:s/></text:span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1T1">
        <office:forms form:automatic-focus="false" form:apply-design-mode="false"/>
        <draw:frame presentation:style-name="pr4" draw:text-style-name="P4" draw:layer="layout" svg:width="24cm" svg:height="3.506cm" svg:x="2cm" svg:y="1.637cm" presentation:class="title" presentation:user-transformed="true">
          <draw:text-box>
            <text:p><text:span text:style-name="T4">Headers &amp; Footers – Pyramid App </text:span></text:p>
          </draw:text-box>
        </draw:frame>
        <draw:rect draw:style-name="gr2" draw:text-style-name="P6" draw:layer="layout" svg:width="9.144cm" svg:height="1.67cm" svg:x="2.794cm" svg:y="5.188cm" draw:corner-radius="0.5cm">
          <text:p text:style-name="P5"><text:span text:style-name="T5">view_header_footer.git</text:span></text:p>
        </draw:rect>
        <draw:rect draw:style-name="gr3" draw:text-style-name="P6" draw:layer="layout" svg:width="9.144cm" svg:height="1.662cm" svg:x="2.794cm" svg:y="7.436cm" draw:corner-radius="0.5cm">
          <text:p text:style-name="P5"><text:span text:style-name="T5">view.git</text:span></text:p>
        </draw:rect>
        <draw:frame draw:style-name="gr4" draw:layer="layout" svg:width="12.192cm" svg:height="4.116cm" svg:x="13.108cm" svg:y="6.234cm">
          <draw:text-box>
            <text:p><text:span text:style-name="T6">Via setup.py, </text:span><text:span text:style-name="T7">view_header_footer.git</text:span><text:span text:style-name="T6"> is a dependency of the </text:span><text:span text:style-name="T7">view.git</text:span><text:span text:style-name="T6"> project. <text:s/>We run Pyramid via the </text:span><text:span text:style-name="T7">view.git </text:span><text:span text:style-name="T6">project, and inherit the header &amp; footer mako templates and logic via dependency.</text:span></text:p>
          </draw:text-box>
        </draw:frame>
        <draw:frame draw:style-name="gr5" draw:text-style-name="P7" draw:layer="layout" svg:width="0.704cm" svg:height="1.389cm" svg:x="13.462cm" svg:y="13.716cm">
          <draw:text-box>
            <text:p/>
          </draw:text-box>
        </draw:frame>
        <draw:rect draw:style-name="gr2" draw:text-style-name="P6" draw:layer="layout" svg:width="9.144cm" svg:height="1.764cm" svg:x="15.494cm" svg:y="10.652cm" draw:corner-radius="0.5cm">
          <text:p text:style-name="P5"><text:span text:style-name="T5">view_header_footer.git</text:span></text:p>
        </draw:rect>
        <draw:rect draw:style-name="gr3" draw:text-style-name="P6" draw:layer="layout" svg:width="9.144cm" svg:height="1.763cm" svg:x="15.494cm" svg:y="12.877cm" draw:corner-radius="0.5cm">
          <text:p text:style-name="P5"><text:span text:style-name="T5">view.git</text:span></text:p>
        </draw:rect>
        <draw:rect draw:style-name="gr3" draw:text-style-name="P6" draw:layer="layout" svg:width="9.144cm" svg:height="1.764cm" svg:x="15.544cm" svg:y="15.103cm" draw:corner-radius="0.5cm">
          <text:p text:style-name="P5"><text:span text:style-name="T5">trimet_header_footer.git</text:span></text:p>
        </draw:rect>
        <draw:frame draw:style-name="gr6" draw:text-style-name="P8" draw:layer="layout" svg:width="4.862cm" svg:height="1.119cm" svg:x="13.164cm" svg:y="5.034cm">
          <draw:text-box>
            <text:p><text:span text:style-name="T8">Scenario #1 </text:span></text:p>
          </draw:text-box>
        </draw:frame>
        <draw:line draw:style-name="gr7" draw:text-style-name="P5" draw:layer="layout" svg:x1="3.81cm" svg:y1="10.368cm" svg:x2="24.384cm" svg:y2="10.368cm">
          <text:p/>
        </draw:line>
        <draw:frame draw:style-name="gr8" draw:layer="layout" svg:width="12.192cm" svg:height="8.009cm" svg:x="3.048cm" svg:y="12.146cm">
          <draw:text-box>
            <text:p><text:span text:style-name="T6">Extending things a step further, we can override the </text:span><text:span text:style-name="T7">view_header_footer.gi</text:span><text:span text:style-name="T9">t templates with a totally different look and feel, via a 2</text:span><text:span text:style-name="T10">nd</text:span><text:span text:style-name="T9"> set of templates that are customized to an agency. <text:s/>We still get a lot of value out of the original </text:span><text:span text:style-name="T7">OTT</text:span><text:span text:style-name="T9"> app, and only override a sub-set of templates to change the look &amp; feel. <text:s/>In this scenario, trimet_view.git is the project where Pyramid is run. <text:s/></text:span><text:span text:style-name="T9"><text:a xlink:href="https://trimet.org/ride/stop.html?id=2" xlink:type="simple">See Stops</text:a></text:span><text:span text:style-name="T9"> </text:span></text:p>
          </draw:text-box>
        </draw:frame>
        <draw:frame draw:style-name="gr6" draw:text-style-name="P8" draw:layer="layout" svg:width="4.862cm" svg:height="1.119cm" svg:x="3.048cm" svg:y="10.976cm">
          <draw:text-box>
            <text:p><text:span text:style-name="T8">Scenario #2 </text:span></text:p>
          </draw:text-box>
        </draw:frame>
        <draw:rect draw:style-name="gr3" draw:text-style-name="P6" draw:layer="layout" svg:width="9.144cm" svg:height="1.764cm" svg:x="15.497cm" svg:y="17.332cm" draw:corner-radius="0.5cm">
          <text:p text:style-name="P5"><text:span text:style-name="T5">trimet_view.git</text:span></text:p>
        </draw:rect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1T1">
        <office:forms form:automatic-focus="false" form:apply-design-mode="false"/>
        <draw:frame presentation:style-name="pr4" draw:text-style-name="P4" draw:layer="layout" svg:width="24cm" svg:height="3.506cm" svg:x="2cm" svg:y="1.637cm" presentation:class="title" presentation:user-transformed="true">
          <draw:text-box>
            <text:p><text:span text:style-name="T4">Headers &amp; Footers – Pyramid App </text:span></text:p>
          </draw:text-box>
        </draw:frame>
        <draw:rect draw:style-name="gr2" draw:text-style-name="P6" draw:layer="layout" svg:width="9.144cm" svg:height="1.67cm" svg:x="2.794cm" svg:y="5.188cm" draw:corner-radius="0.5cm">
          <text:p text:style-name="P5"><text:span text:style-name="T5">view_header_footer.git</text:span></text:p>
        </draw:rect>
        <draw:rect draw:style-name="gr3" draw:text-style-name="P6" draw:layer="layout" svg:width="9.144cm" svg:height="1.662cm" svg:x="2.794cm" svg:y="7.436cm" draw:corner-radius="0.5cm">
          <text:p text:style-name="P5"><text:span text:style-name="T5">view.git</text:span></text:p>
        </draw:rect>
        <draw:frame draw:style-name="gr5" draw:text-style-name="P7" draw:layer="layout" svg:width="0.704cm" svg:height="1.389cm" svg:x="13.462cm" svg:y="13.716cm">
          <draw:text-box>
            <text:p/>
          </draw:text-box>
        </draw:frame>
        <draw:rect draw:style-name="gr2" draw:text-style-name="P6" draw:layer="layout" svg:width="9.144cm" svg:height="1.764cm" svg:x="15.494cm" svg:y="10.652cm" draw:corner-radius="0.5cm">
          <text:p text:style-name="P5"><text:span text:style-name="T5">view_header_footer.git</text:span></text:p>
        </draw:rect>
        <draw:rect draw:style-name="gr3" draw:text-style-name="P6" draw:layer="layout" svg:width="9.144cm" svg:height="1.763cm" svg:x="15.494cm" svg:y="12.877cm" draw:corner-radius="0.5cm">
          <text:p text:style-name="P5"><text:span text:style-name="T5">view.git</text:span></text:p>
        </draw:rect>
        <draw:rect draw:style-name="gr3" draw:text-style-name="P6" draw:layer="layout" svg:width="9.144cm" svg:height="1.764cm" svg:x="15.544cm" svg:y="15.103cm" draw:corner-radius="0.5cm">
          <text:p text:style-name="P5"><text:span text:style-name="T5">trimet_header_footer.git</text:span></text:p>
        </draw:rect>
        <draw:frame draw:style-name="gr6" draw:text-style-name="P8" draw:layer="layout" svg:width="4.862cm" svg:height="1.119cm" svg:x="13.164cm" svg:y="5.034cm">
          <draw:text-box>
            <text:p><text:span text:style-name="T8">Scenario #1 </text:span></text:p>
          </draw:text-box>
        </draw:frame>
        <draw:line draw:style-name="gr7" draw:text-style-name="P5" draw:layer="layout" svg:x1="3.81cm" svg:y1="10.368cm" svg:x2="24.384cm" svg:y2="10.368cm">
          <text:p/>
        </draw:line>
        <draw:frame draw:style-name="gr6" draw:text-style-name="P8" draw:layer="layout" svg:width="4.862cm" svg:height="1.119cm" svg:x="3.048cm" svg:y="10.976cm">
          <draw:text-box>
            <text:p><text:span text:style-name="T8">Scenario #2 </text:span></text:p>
          </draw:text-box>
        </draw:frame>
        <draw:rect draw:style-name="gr3" draw:text-style-name="P6" draw:layer="layout" svg:width="9.144cm" svg:height="1.764cm" svg:x="15.497cm" svg:y="17.332cm" draw:corner-radius="0.5cm">
          <text:p text:style-name="P5"><text:span text:style-name="T5">trimet_view.git</text:span></text:p>
        </draw:rect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1T1">
        <office:forms form:automatic-focus="false" form:apply-design-mode="false"/>
        <draw:frame presentation:style-name="pr4" draw:text-style-name="P4" draw:layer="layout" svg:width="24cm" svg:height="3.506cm" svg:x="2cm" svg:y="1.637cm" presentation:class="title" presentation:user-transformed="true">
          <draw:text-box>
            <text:p><text:span text:style-name="T4">Headers &amp; Footers – Sandwich</text:span></text:p>
          </draw:text-box>
        </draw:frame>
        <draw:rect draw:style-name="gr2" draw:text-style-name="P6" draw:layer="layout" svg:width="9.144cm" svg:height="1.67cm" svg:x="2.794cm" svg:y="5.188cm" draw:corner-radius="0.5cm">
          <text:p text:style-name="P5"><text:span text:style-name="T5">view_header_footer.git</text:span></text:p>
        </draw:rect>
        <draw:frame draw:style-name="gr9" draw:layer="layout" svg:width="12.8cm" svg:height="6.578cm" svg:x="13.108cm" svg:y="5.434cm">
          <draw:text-box>
            <text:list text:style-name="L3">
              <text:list-item>
                <text:p><text:span text:style-name="T6">We start with the fieldtrip app, and a template that lacks a header and footer.</text:span></text:p>
              </text:list-item>
              <text:list-item>
                <text:p><text:span text:style-name="T6">With a command-line app (sandwich.py), we call the header and footer service, and get the major pieces of a TriMet look and feel as two strings.</text:span></text:p>
              </text:list-item>
              <text:list-item>
                <text:p><text:span text:style-name="T6">Our command-line app then pulls in the entire Play! template, and sandwichs it between the header and footer strings...</text:span></text:p>
              </text:list-item>
            </text:list>
          </draw:text-box>
        </draw:frame>
        <draw:frame draw:style-name="gr5" draw:text-style-name="P7" draw:layer="layout" svg:width="0.704cm" svg:height="1.389cm" svg:x="13.462cm" svg:y="13.716cm">
          <draw:text-box>
            <text:p/>
          </draw:text-box>
        </draw:frame>
        <draw:rect draw:style-name="gr10" draw:text-style-name="P10" draw:layer="layout" svg:width="9.144cm" svg:height="1.763cm" svg:x="2.794cm" svg:y="9.721cm" draw:corner-radius="0.5cm">
          <text:p text:style-name="P5"><text:span text:style-name="T5">fieldtrip.trimet.org</text:span></text:p>
        </draw:rect>
        <draw:rect draw:style-name="gr3" draw:text-style-name="P6" draw:layer="layout" svg:width="9.144cm" svg:height="1.764cm" svg:x="2.794cm" svg:y="7.38cm" draw:corner-radius="0.5cm">
          <text:p text:style-name="P5"><text:span text:style-name="T5">trimet_header_footer.git</text:span></text:p>
        </draw:rect>
        <draw:frame draw:style-name="gr6" draw:text-style-name="P8" draw:layer="layout" svg:width="10.865cm" svg:height="1.119cm" svg:x="12.964cm" svg:y="4.534cm">
          <draw:text-box>
            <text:p><text:span text:style-name="T8">Edit a </text:span><text:span text:style-name="T11">Play!</text:span><text:span text:style-name="T8"> static template file</text:span></text:p>
          </draw:text-box>
        </draw:frame>
        <draw:rect draw:style-name="gr10" draw:text-style-name="P10" draw:layer="layout" svg:width="9.144cm" svg:height="1.763cm" svg:x="12.954cm" svg:y="15.255cm" draw:corner-radius="0.5cm">
          <text:p text:style-name="P5"><text:span text:style-name="T5">fieldtrip</text:span></text:p>
        </draw:rect>
        <draw:rect draw:style-name="gr3" draw:text-style-name="P6" draw:layer="layout" svg:width="4.572cm" svg:height="1.764cm" svg:x="8.128cm" svg:y="15.254cm" draw:corner-radius="0.5cm">
          <text:p text:style-name="P5"><text:span text:style-name="T5">TriMet</text:span></text:p>
          <text:p text:style-name="P5"><text:span text:style-name="T5">header</text:span></text:p>
        </draw:rect>
        <draw:rect draw:style-name="gr3" draw:text-style-name="P6" draw:layer="layout" svg:width="4.572cm" svg:height="1.764cm" svg:x="2.54cm" svg:y="15.24cm" draw:corner-radius="0.5cm">
          <text:p text:style-name="P5"><text:span text:style-name="T5">TriMet</text:span></text:p>
          <text:p text:style-name="P5"><text:span text:style-name="T5">header</text:span></text:p>
        </draw:rect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 Bayan" svg:font-family="'Al Bayan'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2" svg:font-family="Thorndale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paper4" xlink:href="Pictures/1000000000000320000002587E7B022BA43FE544.png" xlink:type="simple" xlink:show="embed" xlink:actuate="onLoad"/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2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Thorndale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style:text-line-through-type="none" style:font-name="Thorndale1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paper4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paper" style:page-layout-name="PM1" draw:style-name="Mdp1">
      <office:forms form:automatic-focus="false" form:apply-design-mode="false"/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2.18cm" svg:x="2.5cm" svg:y="5.7cm" presentation:class="outline" presentation:placeholder="true">
        <draw:text-box/>
      </draw:frame>
      <draw:frame presentation:style-name="Mpr1" draw:text-style-name="MP2" draw:layer="backgroundobjects" svg:width="6.523cm" svg:height="1.448cm" svg:x="2.2cm" svg:y="17.8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9.476cm" svg:y="17.8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5.2$Windows_x86 LibreOffice_project/50d9bf2b0a79cdb85a3814b592608037a682059d</meta:generator>
    <dc:title>Noise Paper</dc:title>
    <dc:description>Presentation Layout Template</dc:description>
    <meta:creation-date>2017-08-07T11:53:52</meta:creation-date>
    <dc:language>en-US</dc:language>
    <meta:editing-cycles>8</meta:editing-cycles>
    <meta:editing-duration>PT23M41S</meta:editing-duration>
    <meta:initial-creator>Frank Purcell</meta:initial-creator>
    <dc:date>2017-08-07T14:57:18.552000000</dc:date>
    <meta:document-statistic meta:object-count="68"/>
    <meta:user-defined meta:name="Info 1"/>
    <meta:user-defined meta:name="Info 2"/>
    <meta:user-defined meta:name="Info 3"/>
    <meta:user-defined meta:name="Info 4"/>
    <meta:template xlink:type="simple" xlink:actuate="onRequest" xlink:title="Noise Paper" xlink:href="../../../../Applications/OpenOffice.app/Contents/share/template/en-US/layout/lyt-paper.otp" meta:date="2006-12-14T14:57:51"/>
  </office:meta>
</office:document-meta>
</file>